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9A0000002DA441A23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s" style:family="table">
      <style:table-properties style:width="16.999cm" table:align="margins"/>
    </style:style>
    <style:style style:name="cons.A" style:family="table-column">
      <style:table-column-properties style:column-width="2.427cm" style:rel-column-width="9357*"/>
    </style:style>
    <style:style style:name="cons.B" style:family="table-column">
      <style:table-column-properties style:column-width="2.429cm" style:rel-column-width="9364*"/>
    </style:style>
    <style:style style:name="cons.C" style:family="table-column">
      <style:table-column-properties style:column-width="1.515cm" style:rel-column-width="5841*"/>
    </style:style>
    <style:style style:name="cons.D" style:family="table-column">
      <style:table-column-properties style:column-width="1.723cm" style:rel-column-width="6643*"/>
    </style:style>
    <style:style style:name="cons.E" style:family="table-column">
      <style:table-column-properties style:column-width="4.046cm" style:rel-column-width="15600*"/>
    </style:style>
    <style:style style:name="cons.G" style:family="table-column">
      <style:table-column-properties style:column-width="2.429cm" style:rel-column-width="9366*"/>
    </style:style>
    <style:style style:name="cons.A1" style:family="table-cell">
      <style:table-cell-properties fo:padding="0.097cm" fo:border-left="0.05pt solid #000000" fo:border-right="none" fo:border-top="0.05pt solid #000000" fo:border-bottom="0.05pt solid #000000"/>
    </style:style>
    <style:style style:name="cons.G1" style:family="table-cell">
      <style:table-cell-properties fo:padding="0.097cm" fo:border="0.05pt solid #000000"/>
    </style:style>
    <style:style style:name="cons.A2" style:family="table-cell">
      <style:table-cell-properties fo:padding="0.097cm" fo:border-left="0.05pt solid #000000" fo:border-right="none" fo:border-top="none" fo:border-bottom="0.05pt solid #000000"/>
    </style:style>
    <style:style style:name="cons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officeooo:paragraph-rsid="00105b58" style:font-size-asian="10pt" style:font-size-complex="10pt"/>
    </style:style>
    <style:style style:name="T1" style:family="text">
      <style:text-properties officeooo:rsid="000edf21"/>
    </style:style>
    <style:style style:name="T2" style:family="text">
      <style:text-properties officeooo:rsid="00105b58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variable-decls>
        <text:variable-decl office:value-type="string" text:name="address.line"/>
        <text:variable-decl office:value-type="string" text:name="drop_code"/>
        <text:variable-decl office:value-type="string" text:name="issue_no"/>
        <text:variable-decl office:value-type="string" text:name="print_timestamp"/>
        <text:variable-decl office:value-type="string" text:name="username"/>
        <text:variable-decl office:value-type="string" text:name="manifestInfo"/>
        <text:variable-decl office:value-type="string" text:name="siteInfo"/>
        <text:variable-decl office:value-type="string" text:name="scanInfo"/>
        <text:variable-decl office:value-type="string" text:name="driverInfo"/>
        <text:variable-decl office:value-type="string" text:name="keyInfo"/>
        <text:variable-decl office:value-type="string" text:name="code"/>
        <text:variable-decl office:value-type="string" text:name="desc"/>
        <text:variable-decl office:value-type="string" text:name="postal_code"/>
        <text:variable-decl office:value-type="string" text:name="cons.code"/>
        <text:variable-decl office:value-type="string" text:name="cons.requestRef"/>
        <text:variable-decl office:value-type="string" text:name="cons.parcels"/>
        <text:variable-decl office:value-type="string" text:name="cons.weight"/>
        <text:variable-decl office:value-type="string" text:name="cons.service"/>
        <text:variable-decl office:value-type="string" text:name="cons.delPostalCode"/>
        <text:variable-decl office:value-type="string" text:name="cons.delTown"/>
        <text:variable-decl office:value-type="string" text:name="numCons"/>
        <text:variable-decl office:value-type="string" text:name="numParcels"/>
        <text:variable-decl office:value-type="string" text:name="totalWeigh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dropSheetBarcode" text:anchor-type="as-char" svg:y="-1.319cm" svg:width="14.462cm" svg:height="1.588cm" draw:z-index="0"><draw:image xlink:href="Pictures/100002010000019A0000002DA441A231.png" xlink:type="simple" xlink:show="embed" xlink:actuate="onLoad"/></draw:frame></text:p>
      <text:p text:style-name="Text_20_body"/>
      <table:table table:name="cons" table:style-name="cons">
        <table:table-column table:style-name="cons.A"/>
        <table:table-column table:style-name="cons.B"/>
        <table:table-column table:style-name="cons.C"/>
        <table:table-column table:style-name="cons.D"/>
        <table:table-column table:style-name="cons.E"/>
        <table:table-column table:style-name="cons.B"/>
        <table:table-column table:style-name="cons.G"/>
        <table:table-row>
          <table:table-cell table:style-name="cons.A1" office:value-type="string">
            <text:p text:style-name="P3">Cons Nr</text:p>
          </table:table-cell>
          <table:table-cell table:style-name="cons.A1" office:value-type="string">
            <text:p text:style-name="P4"><text:span text:style-name="T2">Reference</text:span></text:p>
          </table:table-cell>
          <table:table-cell table:style-name="cons.A1" office:value-type="string">
            <text:p text:style-name="P3">Parcels</text:p>
          </table:table-cell>
          <table:table-cell table:style-name="cons.A1" office:value-type="string">
            <text:p text:style-name="P3">Kg</text:p>
          </table:table-cell>
          <table:table-cell table:style-name="cons.A1" office:value-type="string">
            <text:p text:style-name="P3">Servic<text:span text:style-name="T1">e</text:span></text:p>
          </table:table-cell>
          <table:table-cell table:style-name="cons.A1" office:value-type="string">
            <text:p text:style-name="P3">Del PCode</text:p>
          </table:table-cell>
          <table:table-cell table:style-name="cons.G1" office:value-type="string">
            <text:p text:style-name="P3">Town</text:p>
          </table:table-cell>
        </table:table-row>
        <table:table-row>
          <table:table-cell table:style-name="cons.A2" office:value-type="string">
            <text:p text:style-name="P3"><text:variable-set text:name="cons.code" office:value-type="string">cons.code</text:variable-set></text:p>
          </table:table-cell>
          <table:table-cell table:style-name="cons.A2" office:value-type="string">
            <text:p text:style-name="P3"><text:variable-set text:name="cons.requestRef" office:value-type="string">cons.requestRef</text:variable-set></text:p>
          </table:table-cell>
          <table:table-cell table:style-name="cons.A2" office:value-type="string">
            <text:p text:style-name="P3"><text:variable-set text:name="cons.parcels" office:value-type="string">cons.parcels</text:variable-set></text:p>
          </table:table-cell>
          <table:table-cell table:style-name="cons.A2" office:value-type="string">
            <text:p text:style-name="P3"><text:variable-set text:name="cons.weight" office:value-type="string">cons.weight</text:variable-set></text:p>
          </table:table-cell>
          <table:table-cell table:style-name="cons.A2" office:value-type="string">
            <text:p text:style-name="P3"><text:variable-set text:name="cons.service" office:value-type="string">cons.service</text:variable-set></text:p>
          </table:table-cell>
          <table:table-cell table:style-name="cons.A2" office:value-type="string">
            <text:p text:style-name="P3"><text:variable-set text:name="cons.delPostalCode" office:value-type="string">cons.delPostalCode</text:variable-set></text:p>
          </table:table-cell>
          <table:table-cell table:style-name="cons.G2" office:value-type="string">
            <text:p text:style-name="P3"><text:variable-set text:name="cons.delTown" office:value-type="string">cons.delTown</text:variable-set></text:p>
          </table:table-cell>
        </table:table-row>
      </table:table>
      <text:p text:style-name="P2"/>
      <text:p text:style-name="Text_20_body">Consignments: <text:variable-set text:name="numCons" office:value-type="string">numCons</text:variable-set><text:tab/>Parcels: <text:variable-set text:name="numParcels" office:value-type="string">numParcels</text:variable-set><text:tab/>Weight: <text:variable-set text:name="totalWeight" office:value-type="string">totalWeight</text:variable-set></text:p>
      <text:p text:style-name="Text_20_body"/>
      <text:p text:style-name="Text_20_body">Customer<text:tab/>______________________________<text:tab/>Date ______________</text:p>
      <text:p text:style-name="Text_20_body"/>
      <text:p text:style-name="Text_20_body">Driver<text:tab/>______________________________<text:tab/>Date 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y" fo:country="GB" style:letter-kerning="true" style:font-size-asian="12pt" style:language-asian="cy" style:country-asian="GB" style:font-size-complex="12pt" style:language-complex="cy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erif" fo:font-size="12pt" fo:language="cy" fo:country="GB" style:letter-kerning="true" style:font-name-asian="DejaVu Sans" style:font-size-asian="12pt" style:language-asian="cy" style:country-asian="GB" style:font-name-complex="DejaVu Sans" style:font-size-complex="12pt" style:language-complex="cy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style:contextual-spacing="false"/>
      <style:text-properties fo:font-size="14pt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address" style:family="table">
      <style:table-properties style:width="16.999cm" table:align="margins"/>
    </style:style>
    <style:style style:name="address.A" style:family="table-column">
      <style:table-column-properties style:column-width="16.999cm" style:rel-column-width="65535*"/>
    </style:style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Text_20_body">Rico Logicstics</text:p>
        <table:table table:name="address" table:style-name="address">
          <table:table-column table:style-name="address.A"/>
          <table:table-row>
            <table:table-cell office:value-type="string">
              <text:p text:style-name="Table_20_Contents"><text:variable-set text:name="address.line" office:value-type="string">address.line</text:variable-set></text:p>
            </table:table-cell>
          </table:table-row>
        </table:table>
        <text:p text:style-name="Text_20_body"/>
      </style:header>
      <style:footer>
        <text:variable-decls>
          <text:variable-decl office:value-type="string" text:name="drop_code"/>
          <text:variable-decl office:value-type="string" text:name="issue_no"/>
          <text:variable-decl office:value-type="string" text:name="print_timestamp"/>
          <text:variable-decl office:value-type="string" text:name="username"/>
        </text:variable-decls>
        <text:p text:style-name="MP1">Manifest <text:variable-set text:name="drop_code" office:value-type="string">drop_code</text:variable-set>, issue <text:variable-set text:name="issue_no" office:value-type="string">issue_no</text:variable-set>, page <text:page-number text:select-page="current">1</text:page-number> of <text:page-count>1</text:page-count></text:p>
        <text:p text:style-name="MP1">Printed by <text:variable-set text:name="username" office:value-type="string">username</text:variable-set>, <text:variable-set text:name="print_timestamp" office:value-type="string">print_timestamp</text:variable-s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58f22d5-270d05a-e2abed1-ea17a85-9b5702</meta:generator>
    <meta:creation-date>2009-03-11T16:56:45</meta:creation-date>
    <dc:date>2012-12-06T22:37:16</dc:date>
    <dc:language>cy-GB</dc:language>
    <meta:editing-cycles>13</meta:editing-cycles>
    <meta:editing-duration>PT1H15M59S</meta:editing-duration>
    <dc:creator>david </dc:creator>
    <meta:document-statistic meta:table-count="2" meta:image-count="1" meta:object-count="0" meta:page-count="1" meta:paragraph-count="22" meta:word-count="45" meta:character-count="422" meta:non-whitespace-character-count="397"/>
    <meta:user-defined meta:name="Info 1"/>
    <meta:user-defined meta:name="Info 2"/>
    <meta:user-defined meta:name="Info 3"/>
    <meta:user-defined meta:name="Info 4"/>
  </office:meta>
</office:document-meta>
</file>